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roman" style:font-pitch="variable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urier New1" svg:font-family="'Courier New'"/>
    <style:font-face style:name="Roboto" svg:font-family="Roboto, sans-serif"/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4" style:family="paragraph" style:parent-style-name="Standard">
      <style:paragraph-properties fo:text-align="start" style:justify-single-word="false"/>
      <style:text-properties fo:color="#000080" fo:font-size="8pt" fo:font-weight="bold" style:font-size-asian="8pt" style:font-weight-asian="bold" style:font-size-complex="8pt" style:font-weight-complex="bold"/>
    </style:style>
    <style:style style:name="P5" style:family="paragraph" style:parent-style-name="Standard">
      <loext:graphic-properties draw:fill="solid" draw:fill-color="#ffffff" draw:opacity="100%"/>
      <style:paragraph-properties fo:background-color="#ffffff"/>
      <style:text-properties fo:font-variant="normal" fo:text-transform="none" fo:color="#0077cc" style:text-line-through-style="none" style:text-line-through-type="none" style:font-name="inherit" fo:font-size="1pt" fo:letter-spacing="normal" fo:font-style="normal" style:text-underline-style="none" fo:font-weight="normal" officeooo:paragraph-rsid="001ff9d3" style:text-blinking="false" loext:padding="0cm" loext:border="none"/>
    </style:style>
    <style:style style:name="P6" style:family="paragraph" style:parent-style-name="Standard">
      <style:paragraph-properties fo:text-align="start" style:justify-single-word="false" fo:break-before="page"/>
      <style:text-properties fo:font-size="8pt" style:font-size-asian="8pt" style:font-size-complex="8pt"/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fo:line-height="100%" fo:text-align="start" style:justify-single-word="false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Courier New1" officeooo:rsid="001ff9d3" officeooo:paragraph-rsid="001ff9d3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1" fo:font-style="italic"/>
    </style:style>
    <style:style style:name="P1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Courier New1" fo:font-style="italic" officeooo:rsid="001ff9d3" officeooo:paragraph-rsid="001ff9d3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2562cc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officeooo:paragraph-rsid="001ff9d3"/>
    </style:style>
    <style:style style:name="P14" style:family="paragraph" style:parent-style-name="Preformatted_20_Text">
      <style:text-properties fo:font-variant="normal" fo:text-transform="none" style:font-name="Courier New2" fo:font-size="8pt" fo:letter-spacing="normal" fo:font-style="normal" fo:font-weight="normal" style:font-size-asian="8pt" style:font-size-complex="8pt"/>
    </style:style>
    <style:style style:name="P15" style:family="paragraph" style:parent-style-name="Preformatted_20_Text">
      <style:paragraph-properties fo:orphans="2" fo:widows="2"/>
      <style:text-properties fo:font-variant="normal" fo:text-transform="none" style:font-name="Courier New2" fo:font-size="8pt" fo:letter-spacing="normal" style:font-size-asian="8pt" style:font-size-complex="8pt"/>
    </style:style>
    <style:style style:name="P1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Courier New1"/>
    </style:style>
    <style:style style:name="P17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style:font-name="Courier New2" fo:font-size="8pt" fo:letter-spacing="normal" fo:font-style="normal" fo:font-weight="normal" style:font-size-asian="8pt" style:font-size-complex="8pt"/>
    </style:style>
    <style:style style:name="P18" style:family="paragraph" style:parent-style-name="Heading_20_2">
      <style:text-properties fo:color="#808080" style:font-name="Courier New1" fo:font-style="italic"/>
    </style:style>
    <style:style style:name="P19" style:family="paragraph" style:parent-style-name="Heading_20_2">
      <style:text-properties style:font-name="Courier New2" fo:font-size="13pt" style:font-size-asian="13pt" style:font-size-complex="13pt"/>
    </style:style>
    <style:style style:name="P20" style:family="paragraph" style:parent-style-name="Heading_20_2">
      <style:text-properties officeooo:paragraph-rsid="0023abc4"/>
    </style:style>
    <style:style style:name="P21" style:family="paragraph" style:parent-style-name="Heading_20_2">
      <style:text-properties fo:font-size="24pt" fo:font-weight="bold" officeooo:paragraph-rsid="0023abc4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  <style:text-properties fo:font-variant="normal" fo:text-transform="none" fo:color="#242729" style:font-name="inherit" fo:font-size="11.25pt" fo:letter-spacing="normal" fo:font-style="normal" fo:font-weight="normal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 fo:padding="0cm" fo:border="none"/>
    </style:style>
    <style:style style:name="P25" style:family="paragraph" style:parent-style-name="Preformatted_20_Text">
      <loext:graphic-properties draw:fill="solid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#eff0f1" fo:padding="0cm" fo:border="none"/>
    </style:style>
    <style:style style:name="P26" style:family="paragraph" style:parent-style-name="Quotations">
      <loext:graphic-properties draw:fill="solid" draw:fill-color="#fff8dc" draw:opacity="100%"/>
      <style:paragraph-properties fo:margin-left="1cm" fo:margin-right="1cm" fo:margin-top="0cm" fo:margin-bottom="0cm" loext:contextual-spacing="false" fo:text-align="start" style:justify-single-word="false" fo:orphans="2" fo:widows="2" fo:text-indent="0cm" style:auto-text-indent="false" fo:background-color="#fff8dc" fo:padding="0cm" fo:border="none"/>
      <style:text-properties fo:font-variant="normal" fo:text-transform="none" fo:color="#242729" style:font-name="inherit" fo:font-size="11.25pt" fo:letter-spacing="normal" fo:font-style="normal" fo:font-weight="normal"/>
    </style:style>
    <style:style style:name="P27" style:family="paragraph" style:parent-style-name="Standard">
      <style:text-properties fo:color="#729fcf" style:font-name="Courier New2" fo:font-size="8pt" style:font-size-asian="8pt" style:font-size-complex="8pt"/>
    </style:style>
    <style:style style:name="P28" style:family="paragraph" style:parent-style-name="Heading_20_1" style:master-page-name="First_20_Page">
      <style:paragraph-properties style:page-number="auto"/>
    </style:style>
    <style:style style:name="T1" style:family="text">
      <style:text-properties style:font-name="Wingdings" style:font-name-asian="Wingdings1" style:font-name-complex="Wingdings1"/>
    </style:style>
    <style:style style:name="T2" style:family="text">
      <style:text-properties fo:language="es" fo:country="ES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80" fo:font-size="10pt" fo:font-weight="bold" style:font-name-asian="Times New Roman" style:font-size-asian="10pt" style:language-asian="es" style:country-asian="CL" style:font-weight-asian="bold" style:font-name-complex="Courier New3" style:font-size-complex="10pt" style:font-weight-complex="bold"/>
    </style:style>
    <style:style style:name="T5" style:family="text">
      <style:text-properties fo:color="#000080" fo:font-size="8pt" fo:font-weight="bold" style:font-size-asian="8pt" style:font-weight-asian="bold" style:font-size-complex="8pt" style:font-weight-complex="bold"/>
    </style:style>
    <style:style style:name="T6" style:family="text">
      <style:text-properties fo:color="#000080" fo:font-size="8pt" fo:font-weight="bold" style:font-name-asian="Times New Roman" style:font-size-asian="8pt" style:language-asian="es" style:country-asian="CL" style:font-weight-asian="bold" style:font-name-complex="Courier New3" style:font-size-complex="8pt" style:font-weight-complex="bold"/>
    </style:style>
    <style:style style:name="T7" style:family="text">
      <style:text-properties fo:color="#000080" style:font-name="Courier New1" fo:font-weight="bold"/>
    </style:style>
    <style:style style:name="T8" style:family="text">
      <style:text-properties fo:color="#000080" fo:font-style="italic" fo:font-weight="bold"/>
    </style:style>
    <style:style style:name="T9" style:family="text">
      <style:text-properties fo:color="#000080" fo:font-weight="bold"/>
    </style:style>
    <style:style style:name="T10" style:family="text">
      <style:text-properties fo:color="#000080" fo:font-style="normal" fo:font-weight="bold"/>
    </style:style>
    <style:style style:name="T11" style:family="text">
      <style:text-properties fo:color="#000000" fo:font-size="10pt" style:font-name-asian="Times New Roman" style:font-size-asian="10pt" style:language-asian="es" style:country-asian="CL" style:font-name-complex="Courier New3" style:font-size-complex="10pt"/>
    </style:style>
    <style:style style:name="T12" style:family="text">
      <style:text-properties fo:color="#000000" fo:font-size="8pt" style:font-size-asian="8pt" style:font-size-complex="8pt"/>
    </style:style>
    <style:style style:name="T13" style:family="text">
      <style:text-properties fo:color="#000000" fo:font-size="8pt" style:font-name-asian="Times New Roman" style:font-size-asian="8pt" style:language-asian="es" style:country-asian="CL" style:font-name-complex="Courier New3" style:font-size-complex="8pt"/>
    </style:style>
    <style:style style:name="T14" style:family="text">
      <style:text-properties fo:color="#008000" fo:font-size="8pt" fo:font-weight="bold" style:font-size-asian="8pt" style:font-weight-asian="bold" style:font-size-complex="8pt" style:font-weight-complex="bold"/>
    </style:style>
    <style:style style:name="T15" style:family="text">
      <style:text-properties fo:color="#008000" fo:font-size="8pt" fo:font-weight="bold" style:font-name-asian="Times New Roman" style:font-size-asian="8pt" style:language-asian="es" style:country-asian="CL" style:font-weight-asian="bold" style:font-name-complex="Courier New3" style:font-size-complex="8pt" style:font-weight-complex="bold"/>
    </style:style>
    <style:style style:name="T16" style:family="text">
      <style:text-properties fo:color="#008000" style:font-name="Courier New1" fo:font-weight="bold"/>
    </style:style>
    <style:style style:name="T17" style:family="text">
      <style:text-properties fo:color="#008000" fo:font-style="normal" fo:font-weight="bold"/>
    </style:style>
    <style:style style:name="T18" style:family="text">
      <style:text-properties fo:color="#0000ff" fo:font-size="8pt" style:font-size-asian="8pt" style:font-size-complex="8pt"/>
    </style:style>
    <style:style style:name="T19" style:family="text">
      <style:text-properties fo:color="#0000ff" fo:font-style="normal" fo:font-weight="normal"/>
    </style:style>
    <style:style style:name="T20" style:family="text">
      <style:text-properties fo:color="#660e7a" fo:font-size="8pt" fo:font-weight="bold" style:font-size-asian="8pt" style:font-weight-asian="bold" style:font-size-complex="8pt" style:font-weight-complex="bold"/>
    </style:style>
    <style:style style:name="T21" style:family="text">
      <style:text-properties fo:color="#660e7a" fo:font-size="8pt" fo:font-weight="bold" style:font-name-asian="Times New Roman" style:font-size-asian="8pt" style:language-asian="es" style:country-asian="CL" style:font-weight-asian="bold" style:font-name-complex="Courier New3" style:font-size-complex="8pt" style:font-weight-complex="bold"/>
    </style:style>
    <style:style style:name="T22" style:family="text">
      <style:text-properties fo:color="#660e7a" fo:font-size="8pt" fo:font-style="italic" style:font-name-asian="Times New Roman" style:font-size-asian="8pt" style:language-asian="es" style:country-asian="CL" style:font-style-asian="italic" style:font-name-complex="Courier New3" style:font-size-complex="8pt" style:font-style-complex="italic"/>
    </style:style>
    <style:style style:name="T23" style:family="text">
      <style:text-properties fo:color="#660e7a" style:font-name="Courier New1" fo:font-style="italic"/>
    </style:style>
    <style:style style:name="T24" style:family="text">
      <style:text-properties fo:color="#660e7a" style:font-name="Courier New1" fo:font-weight="bold"/>
    </style:style>
    <style:style style:name="T25" style:family="text">
      <style:text-properties fo:color="#660e7a" fo:font-weight="bold"/>
    </style:style>
    <style:style style:name="T26" style:family="text">
      <style:text-properties fo:color="#660e7a" fo:font-style="normal" fo:font-weight="bold"/>
    </style:style>
    <style:style style:name="T27" style:family="text">
      <style:text-properties fo:color="#808000" fo:font-size="8pt" style:font-size-asian="8pt" style:font-size-complex="8pt"/>
    </style:style>
    <style:style style:name="T28" style:family="text">
      <style:text-properties style:font-name="Courier New1"/>
    </style:style>
    <style:style style:name="T29" style:family="text">
      <style:text-properties fo:color="#808080"/>
    </style:style>
    <style:style style:name="T30" style:family="text">
      <style:text-properties fo:color="#808080" style:font-name="Courier New1" fo:font-style="italic"/>
    </style:style>
    <style:style style:name="T31" style:family="text">
      <style:text-properties fo:color="#808080" style:font-name="Courier New1" fo:font-style="italic" officeooo:rsid="001ff9d3"/>
    </style:style>
    <style:style style:name="T32" style:family="text">
      <style:text-properties fo:color="#808080" style:font-name="Courier New1" fo:font-style="italic" officeooo:rsid="0027b2e0"/>
    </style:style>
    <style:style style:name="T33" style:family="text">
      <style:text-properties fo:color="#808080" fo:font-style="italic"/>
    </style:style>
    <style:style style:name="T34" style:family="text">
      <style:text-properties fo:font-variant="normal" fo:text-transform="none" fo:color="#000000" style:font-name="Roboto" fo:font-size="14pt" fo:letter-spacing="normal" fo:font-style="normal" fo:font-weight="normal"/>
    </style:style>
    <style:style style:name="T35" style:family="text">
      <style:text-properties fo:font-variant="normal" fo:text-transform="none" fo:color="#303336" style:font-name="inherit" fo:font-size="9.75pt" fo:letter-spacing="normal" fo:font-style="normal" fo:font-weight="normal" fo:background-color="#eff0f1" loext:char-shading-value="0" loext:padding="0cm" loext:border="none"/>
    </style:style>
    <style:style style:name="T36" style:family="text">
      <style:text-properties fo:font-variant="normal" fo:text-transform="none" fo:color="#303336" fo:letter-spacing="normal" fo:background-color="#eff0f1" loext:char-shading-value="0" loext:padding="0cm" loext:border="none"/>
    </style:style>
    <style:style style:name="T37" style:family="text">
      <style:text-properties fo:font-variant="normal" fo:text-transform="none" fo:color="#101094" style:font-name="inherit" fo:font-size="9.75pt" fo:letter-spacing="normal" fo:font-style="normal" fo:font-weight="normal" fo:background-color="#eff0f1" loext:char-shading-value="0" loext:padding="0cm" loext:border="none"/>
    </style:style>
    <style:style style:name="T38" style:family="text">
      <style:text-properties fo:font-variant="normal" fo:text-transform="none" fo:color="#242729" style:font-name="Arial" fo:font-size="11.25pt" fo:letter-spacing="normal" fo:font-style="normal" fo:font-weight="normal"/>
    </style:style>
    <style:style style:name="T39" style:family="text">
      <style:text-properties fo:font-variant="normal" fo:text-transform="none" fo:color="#242729" style:font-name="Arial" fo:font-size="11.25pt" fo:letter-spacing="normal" fo:font-style="normal" fo:font-weight="normal" officeooo:rsid="002562cc"/>
    </style:style>
    <style:style style:name="T40" style:family="text">
      <style:text-properties fo:font-variant="normal" fo:text-transform="none" fo:color="#242729" style:font-name="Consolas" fo:font-size="9.75pt" fo:letter-spacing="normal" fo:font-style="normal" fo:font-weight="normal" fo:background-color="#eff0f1" loext:char-shading-value="0" loext:padding="0cm" loext:border="none"/>
    </style:style>
    <style:style style:name="T41" style:family="text">
      <style:text-properties fo:font-variant="normal" fo:text-transform="none" fo:color="#729fcf" style:font-name="Courier New2" fo:font-size="13pt" fo:letter-spacing="normal" fo:font-style="normal" fo:font-weight="normal" style:font-size-asian="13pt" style:font-size-complex="13pt"/>
    </style:style>
    <style:style style:name="T42" style:family="text">
      <style:text-properties officeooo:rsid="002c7b3b"/>
    </style:style>
    <style:style style:name="T43" style:family="text">
      <style:text-properties fo:font-style="normal" fo:font-weight="normal"/>
    </style:style>
    <style:style style:name="T44" style:family="text">
      <style:text-properties fo:color="#729fcf"/>
    </style:style>
    <style:style style:name="T45" style:family="text">
      <style:text-properties fo:color="#729fcf" style:font-name="Courier New2" fo:font-size="13pt" style:font-size-asian="13pt" style:font-size-complex="13pt"/>
    </style:style>
    <style:style style:name="T46" style:family="text">
      <style:text-properties fo:color="#729fcf" style:font-name="Courier New2" fo:font-size="13pt" officeooo:rsid="0030b617" style:font-size-asian="13pt" style:font-size-complex="13pt"/>
    </style:style>
    <style:style style:name="T47" style:family="text">
      <style:text-properties fo:color="#729fcf" fo:font-weight="bold"/>
    </style:style>
    <style:style style:name="T48" style:family="text">
      <style:text-properties officeooo:rsid="00315d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8" text:outline-level="1"><text:s/>imagenes</text:h>
      <text:h text:style-name="Heading_20_1" text:outline-level="1">Android Estudio V3.0.17/Flutter</text:h>
      <text:p text:style-name="Standard"/>
      <text:p text:style-name="Standard">Objetivo:Manejo de imagenes</text:p>
      <text:p text:style-name="Standard"/>
      <text:p text:style-name="Standard">F.Creación: 28-4-2018</text:p>
      <text:p text:style-name="Standard"/>
      <text:p text:style-name="P1">Programa:</text:p>
      <text:p text:style-name="P1"/>
      <text:p text:style-name="P1">Fuente:<text:tab/><text:a xlink:type="simple" xlink:href="https://flutter.io/assets-and-images/" text:style-name="ListLabel_20_1" text:visited-style-name="ListLabel_20_1"><text:span text:style-name="Internet_20_link">Agregando assett e imagenes</text:span></text:a></text:p>
      <text:p text:style-name="P1"/>
      <text:p text:style-name="P6"/>
      <text:p text:style-name="P3"/>
      <text:h text:style-name="P19" text:outline-level="2">Imágenes Definidas en tiempo de compilación</text:h>
      <text:p text:style-name="P1">En el archivo pubspec.yaml se debe colocar la imagen con las que vamos a tratar. Previamente creamos un directorio de imágenes en la raiz de la aplicación.Y copiamos el archivo </text:p>
      <text:p text:style-name="P7"><text:span text:style-name="T4">uses-material-design: </text:span><text:span text:style-name="T11">true<text:line-break/></text:span><text:span text:style-name="T4">assets:<text:line-break/> <text:s text:c="3"/></text:span><text:span text:style-name="T11">- imagenes/foto.jpg</text:span></text:p>
      <text:p text:style-name="P4"/>
      <text:p text:style-name="P1"><text:span text:style-name="T5">class </text:span><text:span text:style-name="T12">MyApp </text:span><text:span text:style-name="T5">extends </text:span><text:span text:style-name="T12">StatelessWidget {<text:line-break/><text:line-break/> <text:s/>Widget miImagen(){<text:line-break/> <text:s text:c="3"/></text:span><text:span text:style-name="T5">return <text:s text:c="2"/>new </text:span><text:span text:style-name="T12">Image.asset(<text:line-break/> <text:s text:c="5"/></text:span><text:span text:style-name="T14">'imagenes/foto.jpg'</text:span><text:span text:style-name="T12">,<text:line-break/> <text:s text:c="5"/>width: </text:span><text:span text:style-name="T18">600.0</text:span><text:span text:style-name="T12">,<text:line-break/> <text:s text:c="5"/>height: </text:span><text:span text:style-name="T18">240.0</text:span><text:span text:style-name="T12">,<text:line-break/> <text:s text:c="5"/>fit: BoxFit.</text:span><text:span text:style-name="T20">cover</text:span><text:span text:style-name="T12">,<text:line-break/> <text:s text:c="3"/>);<text:line-break/><text:line-break/><text:line-break/> <text:s/>}<text:line-break/><text:line-break/> <text:s/></text:span><text:span text:style-name="T27">@override<text:line-break/> <text:s/></text:span><text:span text:style-name="T12">Widget build(BuildContext context) {<text:line-break/> <text:s text:c="3"/></text:span><text:span text:style-name="T5">return new </text:span><text:span text:style-name="T12">MaterialApp(<text:line-break/> <text:s text:c="5"/>home: </text:span><text:span text:style-name="T5">new </text:span><text:span text:style-name="T12">Scaffold(<text:line-break/><text:line-break/> <text:s text:c="7"/>body: miImagen(),<text:line-break/><text:line-break/> <text:s text:c="7"/>),<text:line-break/> <text:s text:c="5"/>);<text:line-break/> <text:s/>}<text:line-break/>}</text:span></text:p>
      <text:p text:style-name="P2"/>
      <text:h text:style-name="Heading_20_2" text:outline-level="2">Esas caras en circulo como el whattsup</text:h>
      <text:p text:style-name="P7"><text:span text:style-name="T13">child: </text:span><text:span text:style-name="T6">new </text:span><text:span text:style-name="T13">ListTile(<text:line-break/> <text:s/>title: </text:span><text:span text:style-name="T6">new </text:span><text:span text:style-name="T13">Text(</text:span><text:span text:style-name="T15">"</text:span><text:span text:style-name="T13">${</text:span><text:span text:style-name="T21">_members</text:span><text:span text:style-name="T13">[i].</text:span><text:span text:style-name="T21">login</text:span><text:span text:style-name="T13">}</text:span><text:span text:style-name="T15">"</text:span><text:span text:style-name="T13">, style: </text:span><text:span text:style-name="T21">_biggerFont</text:span><text:span text:style-name="T13">),<text:line-break/> <text:s/>leading: </text:span><text:span text:style-name="T6">new </text:span><text:span text:style-name="T13">CircleAvatar(<text:line-break/> <text:s text:c="5"/>backgroundColor: Colors.</text:span><text:span text:style-name="T22">green</text:span><text:span text:style-name="T13">,<text:line-break/> <text:s text:c="5"/>backgroundImage: </text:span><text:span text:style-name="T6">new </text:span><text:span text:style-name="T13">NetworkImage(</text:span><text:span text:style-name="T21">_members</text:span><text:span text:style-name="T13">[i].</text:span><text:span text:style-name="T21">avatarUrl</text:span><text:span text:style-name="T13">)<text:line-break/> <text:s/>),<text:line-break/>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<text:soft-page-break/><text:s/>Set the image as the background of the Container</text:h>
      <text:h text:style-name="P18" text:outline-level="2"/>
      <text:p text:style-name="P9"><text:span text:style-name="T33">body: </text:span><text:span text:style-name="T8">new </text:span><text:span text:style-name="T33">Container(</text:span></text:p>
      <text:p text:style-name="P8"><text:s text:c="2"/><text:span text:style-name="T28">child: </text:span><text:span text:style-name="T7">new </text:span><text:span text:style-name="T28">Center(</text:span></text:p>
      <text:p text:style-name="P8"><text:s text:c="4"/><text:span text:style-name="T28">child: </text:span><text:span text:style-name="T7">new </text:span><text:span text:style-name="T28">Text(</text:span></text:p>
      <text:p text:style-name="P8"><text:s text:c="6"/><text:span text:style-name="T16">"Hello World!"</text:span><text:span text:style-name="T28">,</text:span></text:p>
      <text:p text:style-name="P8"><text:s text:c="6"/><text:span text:style-name="T28">style: </text:span><text:span text:style-name="T7">new </text:span><text:span text:style-name="T28">TextStyle(color: Colors.</text:span><text:span text:style-name="T23">white</text:span><text:span text:style-name="T28">),</text:span></text:p>
      <text:p text:style-name="P8"><text:s text:c="4"/><text:span text:style-name="T28">),</text:span></text:p>
      <text:p text:style-name="P8"><text:s text:c="2"/><text:span text:style-name="T28">),</text:span></text:p>
      <text:p text:style-name="P10"/>
      <text:p text:style-name="P8"><text:span text:style-name="T29"><text:s text:c="2"/></text:span><text:span text:style-name="T28">decoration: </text:span><text:span text:style-name="T7">new </text:span><text:span text:style-name="T28">BoxDecoration(</text:span></text:p>
      <text:p text:style-name="P8"><text:s text:c="6"/><text:span text:style-name="T28">image: </text:span><text:span text:style-name="T7">new </text:span><text:span text:style-name="T28">DecorationImage(</text:span></text:p>
      <text:p text:style-name="P8"><text:s text:c="8"/><text:span text:style-name="T30">// Load image from assets</text:span></text:p>
      <text:p text:style-name="P8"><text:span text:style-name="T29"><text:s text:c="10"/></text:span><text:span text:style-name="T28">image: </text:span><text:span text:style-name="T7">new </text:span><text:span text:style-name="T28">AssetImage(</text:span><text:span text:style-name="T16">'data_repo/img/bg1.jpg'</text:span><text:span text:style-name="T28">),</text:span></text:p>
      <text:p text:style-name="P8"><text:s text:c="10"/><text:span text:style-name="T30">// Make the image cover the whole area</text:span></text:p>
      <text:p text:style-name="P8"><text:span text:style-name="T29"><text:s text:c="10"/></text:span><text:span text:style-name="T28">fit: BoxFit.</text:span><text:span text:style-name="T24">cover</text:span><text:span text:style-name="T28">)),</text:span></text:p>
      <text:p text:style-name="P16">));</text:p>
      <text:h text:style-name="P21" text:outline-level="2">image_picker 0.4.6</text:h>
      <text:h text:style-name="P20" text:outline-level="2"><text:s/></text:h>
      <text:p text:style-name="P11"><text:span text:style-name="T34">A Flutter plugin for iOS and Android for picking images from the image library, and taking new pictures with the camera.</text:span> </text:p>
      <text:p text:style-name="P11"/>
      <text:p text:style-name="P11"/>
      <text:p text:style-name="P11"/>
      <text:p text:style-name="P11"/>
      <text:p text:style-name="P12"><text:a xlink:type="simple" xlink:href="https://es.stackoverflow.com/questions/115443/errorexecution-failed-for-task-apptransformdexarchivewithexternallibsdexmerg" text:style-name="Internet_20_link" text:visited-style-name="Visited_20_Internet_20_Link"><text:span text:style-name="T31">https://es.stackoverflow.com/questions/115443/errorexecution-failed-for-task-apptransformdexarchivewithexternallibsdexmerg</text:span></text:a></text:p>
      <text:p text:style-name="P12"><text:span text:style-name="Source_20_Text"><text:span text:style-name="T35">android {</text:span></text:span></text:p>
      <text:p text:style-name="P25"><text:span text:style-name="Source_20_Text"><text:span text:style-name="T36"><text:s text:c="4"/></text:span></text:span><text:span text:style-name="Source_20_Text"><text:span text:style-name="T35">defaultConfig {</text:span></text:span></text:p>
      <text:p text:style-name="P25"><text:span text:style-name="Source_20_Text"><text:span text:style-name="T36"><text:s text:c="7"/></text:span></text:span><text:span text:style-name="Source_20_Text"><text:span text:style-name="T35">multiDexEnabled </text:span></text:span><text:span text:style-name="Source_20_Text"><text:span text:style-name="T37">true</text:span></text:span></text:p>
      <text:p text:style-name="P25"><text:span text:style-name="Source_20_Text"><text:span text:style-name="T36"><text:s text:c="4"/></text:span></text:span><text:span text:style-name="Source_20_Text"><text:span text:style-name="T35">}</text:span></text:span></text:p>
      <text:p text:style-name="P25"><text:span text:style-name="Source_20_Text"><text:span text:style-name="T35">}</text:span></text:span></text:p>
      <text:p text:style-name="P22"><text:span text:style-name="T38">¿ Que es esto ? </text:span><text:a xlink:type="simple" xlink:href="https://es.stackoverflow.com/questions/115443/errorexecution-failed-for-task-apptransformdexarchivewithexternallibsdexmerg" text:style-name="Internet_20_link" text:visited-style-name="Visited_20_Internet_20_Link"><text:span text:style-name="T39">fuente</text:span></text:a></text:p>
      <text:p text:style-name="P26">Las aplicaciones de Android de forma predeterminada tienen compatibilidad con SingleDex, lo que limita su aplicación para tener solo 65536 métodos (referencias). Entonces multidexEnabled = true simplemente significa que ahora puede escribir más de 65536 métodos (referencias) en su aplicación.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3"><text:a xlink:type="simple" xlink:href="https://stackoverflow.com/questions/50461745/how-add-image-to-firestore-in-flutter-image-picker" text:style-name="Internet_20_link" text:visited-style-name="Visited_20_Internet_20_Link"><text:span text:style-name="T32">imagen firestore</text:span></text:a></text:p>
      <text:p text:style-name="P13"/>
      <text:p text:style-name="P5"><text:line-break/>down vote</text:p>
      <text:p text:style-name="P23">Add this in your build.gradle for your module</text:p>
      <text:p text:style-name="P24"><text:span text:style-name="Source_20_Text"><text:span text:style-name="T40">aaptOptions { cruncherEnabled = false }</text:span></text:span></text:p>
      <text:p text:style-name="P13"/>
      <text:p text:style-name="P13"/>
      <text:p text:style-name="P13"/>
      <text:p text:style-name="P13"><text:a xlink:type="simple" xlink:href="https://pub.dartlang.org/packages/camera" text:style-name="Internet_20_link" text:visited-style-name="Visited_20_Internet_20_Link"><text:span text:style-name="T42">Camera</text:span></text:a></text:p>
      <text:p text:style-name="P13"/>
      <text:h text:style-name="Heading_20_2" text:outline-level="2"><text:line-break/><text:span text:style-name="T41">How I can use the icon data in a ListView?</text:span><text:span text:style-name="T45"> </text:span></text:h>
      <text:p text:style-name="Standard"><text:a xlink:type="simple" xlink:href="https://flutter.io/cookbook/images/fading-in-images/" text:style-name="Internet_20_link" text:visited-style-name="Visited_20_Internet_20_Link"><text:span text:style-name="T46">Ejemplo</text:span></text:a></text:p>
      <text:p text:style-name="Standard"><text:a xlink:type="simple" xlink:href="https://flutter.io/cookbook/images/cached-images/" text:style-name="Internet_20_link" text:visited-style-name="Visited_20_Internet_20_Link"><text:span text:style-name="T48">ejemplo2</text:span></text:a></text:p>
      <text:p text:style-name="P14"><text:span text:style-name="T9">final </text:span><text:span text:style-name="T47">Uint8List </text:span><text:span text:style-name="T25">imagej</text:span><text:span text:style-name="T47">;</text:span></text:p>
      <text:p text:style-name="P14"><text:span text:style-name="T9">new </text:span><text:span text:style-name="T44">FadeInImage(</text:span></text:p>
      <text:p text:style-name="P15"><text:s text:c="2"/><text:span text:style-name="T43">placeholder: </text:span><text:span text:style-name="T10">new </text:span><text:span text:style-name="T43">AssetImage(</text:span><text:span text:style-name="T17">'assets/me.jpg'</text:span><text:span text:style-name="T43">),</text:span></text:p>
      <text:p text:style-name="P15"><text:s text:c="2"/><text:span text:style-name="T43">image: <text:s/></text:span><text:span text:style-name="T10">new <text:s/></text:span><text:span text:style-name="T43">MemoryImage(</text:span><text:span text:style-name="T26">imagej</text:span><text:span text:style-name="T43">, scale: </text:span><text:span text:style-name="T19">1.0</text:span><text:span text:style-name="T43">),</text:span></text:p>
      <text:p text:style-name="P17">)</text:p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roman" style:font-pitch="variable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Courier New1" svg:font-family="'Courier New'"/>
    <style:font-face style:name="Roboto" svg:font-family="Roboto, sans-serif"/>
    <style:font-face style:name="arial" svg:font-family="arial, sans-serif"/>
    <style:font-face style:name="inherit" svg:font-family="inherit"/>
    <style:font-face style:name="Lucida Sans1" svg:font-family="'Lucida Sans'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solid" draw:fill-color="#ffffff" draw:opacity="100%"/>
      <style:paragraph-properties fo:margin-top="0cm" fo:margin-bottom="0.282cm" loext:contextual-spacing="false" fo:line-height="108%" fo:text-align="justify" style:justify-single-word="false" fo:orphans="2" fo:widows="2" fo:background-color="#ffffff" style:writing-mode="lr-tb"/>
      <style:text-properties fo:font-variant="normal" fo:text-transform="none" fo:color="#000000" style:font-name="Roboto" fo:font-family="Roboto, sans-serif" fo:letter-spacing="normal" fo:font-style="normal" officeooo:rsid="001ff9d3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1f4d78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3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es" style:country-asian="CL" style:font-name-complex="Courier New3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start-value="20" text:display-levels="2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4.445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5.08cm" fo:margin-left="5.08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6.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 style:font-name-asian="Wingdings1" style:font-name-complex="Wingdings1"/>
    </style:style>
    <style:style style:name="MT2" style:family="text">
      <style:text-properties fo:language="es" fo:country="ES"/>
    </style:style>
    <style:style style:name="MT3" style:family="text">
      <style:text-properties fo:font-weight="bold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Max82574971@gmail.com<text:span text:style-name="MT1"></text:span><text:tab/><text:tab/><text:span text:style-name="MT2">Página </text:span><text:span text:style-name="MT3"><text:page-number style:num-format="1" text:select-page="current">2</text:page-number></text:span><text:span text:style-name="MT2"><text:s/>de </text:span><text:span text:style-name="MT3"><text:page-count style:num-format="1">4</text:page-count>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er</meta:initial-creator>
    <meta:editing-cycles>18</meta:editing-cycles>
    <meta:creation-date>2018-03-07T12:45:00</meta:creation-date>
    <dc:date>2018-08-22T13:41:42.779000000</dc:date>
    <meta:editing-duration>PT12H34M41S</meta:editing-duration>
    <meta:generator>LibreOffice/6.0.4.2$Windows_X86_64 LibreOffice_project/9b0d9b32d5dcda91d2f1a96dc04c645c450872bf</meta:generator>
    <meta:document-statistic meta:table-count="0" meta:image-count="0" meta:object-count="0" meta:page-count="4" meta:paragraph-count="52" meta:word-count="297" meta:character-count="2430" meta:non-whitespace-character-count="198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